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Quotations" style:list-style-name="L9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🕌 <text:span text:style-name="Strong_20_Emphasis">Aplikasi Manajemen Madrasah</text:span></text:h>
      <text:p text:style-name="Horizontal_20_Line"/>
      <text:h text:style-name="Heading_20_2" text:outline-level="2">👥 <text:span text:style-name="Strong_20_Emphasis">Role Pengguna</text:span></text:h>
      <text:list text:style-name="L1">
        <text:list-item>
          <text:p text:style-name="P4">👨‍💼 <text:span text:style-name="Strong_20_Emphasis">Admin</text:span></text:p>
        </text:list-item>
        <text:list-item>
          <text:p text:style-name="P4">👨‍🏫 <text:span text:style-name="Strong_20_Emphasis">Guru (Asatid)</text:span></text:p>
        </text:list-item>
      </text:list>
      <text:p text:style-name="Horizontal_20_Line"/>
      <text:h text:style-name="Heading_20_2" text:outline-level="2">🔧 <text:span text:style-name="Strong_20_Emphasis">Fitur Admin</text:span></text:h>
      <text:h text:style-name="Heading_20_3" text:outline-level="3">1. 📊 Dashboard Real-Time</text:h>
      <text:p text:style-name="Text_20_body">Menampilkan aktivitas pembelajaran secara visual:</text:p>
      <text:list text:style-name="L2">
        <text:list-item>
          <text:p text:style-name="P5"><text:span text:style-name="Strong_20_Emphasis">Kelas</text:span>: 7A<text:line-break/><text:span text:style-name="Strong_20_Emphasis">Waktu</text:span>: 07:00 – 08:30<text:line-break/><text:span text:style-name="Strong_20_Emphasis">Guru</text:span>: Ust. Ahmad<text:line-break/><text:span text:style-name="Strong_20_Emphasis">Kehadiran</text:span>: ✅ Hadir<text:line-break/><text:span text:style-name="Strong_20_Emphasis">Mapel</text:span>: Fiqih<text:line-break/><text:span text:style-name="Strong_20_Emphasis">Jurnal</text:span>: Materi Shalat Jama’ / Belum diisi</text:p>
        </text:list-item>
        <text:list-item>
          <text:p text:style-name="P5"><text:span text:style-name="Strong_20_Emphasis">Kelas</text:span>: 7B<text:line-break/><text:span text:style-name="Strong_20_Emphasis">Waktu</text:span>: 07:00 – 08:30<text:line-break/><text:span text:style-name="Strong_20_Emphasis">Guru</text:span>: Ust. Wilda<text:line-break/><text:span text:style-name="Strong_20_Emphasis">Kehadiran</text:span>: ✅ Hadir<text:line-break/><text:span text:style-name="Strong_20_Emphasis">Mapel</text:span>: Fiqih<text:line-break/><text:span text:style-name="Strong_20_Emphasis">Jurnal</text:span>: Materi Shalat Jama’ / Belum diisi</text:p>
        </text:list-item>
      </text:list>
      <text:h text:style-name="Heading_20_3" text:outline-level="3">2. 👨‍🏫 Manajemen Data Guru</text:h>
      <text:p text:style-name="Text_20_body">Kelola profil guru:</text:p>
      <text:list text:style-name="L3">
        <text:list-item>
          <text:p text:style-name="P6">Nama, Foto, Nomor Telepon</text:p>
        </text:list-item>
        <text:list-item>
          <text:p text:style-name="P6">Jabatan, Asal Daerah</text:p>
        </text:list-item>
        <text:list-item>
          <text:p text:style-name="P6">Alamat Lengkap</text:p>
        </text:list-item>
      </text:list>
      <text:h text:style-name="Heading_20_3" text:outline-level="3">3. 📝 Verifikasi Izin Guru</text:h>
      <text:p text:style-name="Text_20_body">Kelola dan setujui permohonan izin:</text:p>
      <text:list text:style-name="L4">
        <text:list-item>
          <text:p text:style-name="P7">Nama, Jenis Izin, Alasan</text:p>
        </text:list-item>
        <text:list-item>
          <text:p text:style-name="P7">Rentang Tanggal</text:p>
        </text:list-item>
        <text:list-item>
          <text:p text:style-name="P7">Status: ⏳ Menunggu / ✅ Disetujui / ❌ Ditolak</text:p>
        </text:list-item>
      </text:list>
      <text:h text:style-name="Heading_20_3" text:outline-level="3"><text:soft-page-break/>4. 📢 Manajemen Pengumuman</text:h>
      <text:list text:style-name="L5">
        <text:list-item>
          <text:p text:style-name="P8">Buat / Edit / Hapus pengumuman</text:p>
        </text:list-item>
        <text:list-item>
          <text:p text:style-name="P8">Form: Judul, Isi, Foto, Tanggal, Status</text:p>
        </text:list-item>
      </text:list>
      <text:h text:style-name="Heading_20_3" text:outline-level="3">5. 📈 Laporan Kehadiran Guru</text:h>
      <text:p text:style-name="Text_20_body">Contoh tampilan:</text:p>
      <text:list text:style-name="L6">
        <text:list-item>
          <text:p text:style-name="P9">Ust. Ahmad – ✅ Hadir (07:05)</text:p>
        </text:list-item>
        <text:list-item>
          <text:p text:style-name="P9">Ust. Budi – ❌ Alpa</text:p>
        </text:list-item>
        <text:list-item>
          <text:p text:style-name="P9">Ust. Siti – 🕒 Telat (10:10)</text:p>
        </text:list-item>
      </text:list>
      <text:h text:style-name="Heading_20_3" text:outline-level="3">6. 🧾 Laporan Kehadiran Siswa (Harian / Bulanan)</text:h>
      <text:list text:style-name="L7">
        <text:list-item>
          <text:p text:style-name="P10">Kelas: 7A<text:line-break/>Wali Kelas: Wildan<text:line-break/>Total Murid: 60<text:line-break/>✅ Hadir: 55<text:line-break/>📝 Izin: 3 (Dani, Riki)<text:line-break/>❌ Alpa: 2 (Royhan D02, Zaki A15)</text:p>
        </text:list-item>
      </text:list>
      <text:h text:style-name="Heading_20_3" text:outline-level="3">7. 📚 Manajemen Jurnal Pembelajaran</text:h>
      <text:list text:style-name="L8">
        <text:list-item>
          <text:p text:style-name="P11">Kelas: 7A<text:line-break/>Guru: [Nama Guru]<text:line-break/>Mapel: Fiqih<text:line-break/>Materi: Shalat Jama’<text:line-break/>Kendala: Siswa kurang fokus<text:line-break/>Solusi: Ice Breaking</text:p>
        </text:list-item>
      </text:list>
      <text:h text:style-name="Heading_20_3" text:outline-level="3">8. 💬 Kirim Pesan ke Guru</text:h>
      <text:list text:style-name="L9">
        <text:list-item>
          <text:p text:style-name="P12">Admin dapat mengirim pesan pribadi, misalnya:</text:p>
          <text:p text:style-name="P3">“Mengapa hari ini Anda tidak hadir? Harap konfirmasi ke TU.”</text:p>
        </text:list-item>
        <text:list-item>
          <text:p text:style-name="P12">Pesan masuk ke notifikasi guru:</text:p>
          <text:list>
            <text:list-item>
              <text:p text:style-name="P12">Tidak bisa dibalas</text:p>
            </text:list-item>
            <text:list-item>
              <text:p text:style-name="P12">Status berubah menjadi ✅ <text:span text:style-name="Emphasis">Pesan sudah dibaca</text:span></text:p>
            </text:list-item>
          </text:list>
        </text:list-item>
      </text:list>
      <text:p text:style-name="Horizontal_20_Line"/>
      <text:h text:style-name="Heading_20_2" text:outline-level="2">🧑‍🏫 <text:span text:style-name="Strong_20_Emphasis">Fitur Guru (Asatid)</text:span></text:h>
      <text:h text:style-name="Heading_20_3" text:outline-level="3">1. 📋 Profil Pribadi</text:h>
      <text:list text:style-name="L10">
        <text:list-item>
          <text:p text:style-name="P13">Nama, Foto, Alamat</text:p>
        </text:list-item>
        <text:list-item>
          <text:p text:style-name="P13">No. Telepon, Jabatan, Asal Daerah</text:p>
        </text:list-item>
      </text:list>
      <text:h text:style-name="Heading_20_3" text:outline-level="3"><text:soft-page-break/>2. 🕐 Jadwal Mengajar</text:h>
      <text:list text:style-name="L11">
        <text:list-item>
          <text:p text:style-name="P14">Mapel, Kelas, Waktu</text:p>
        </text:list-item>
        <text:list-item>
          <text:p text:style-name="P14">🔔 Notifikasi 30 menit sebelum kelas</text:p>
        </text:list-item>
      </text:list>
      <text:h text:style-name="Heading_20_3" text:outline-level="3">3. 📍 Absensi Otomatis (via GPS)</text:h>
      <text:list text:style-name="L12">
        <text:list-item>
          <text:p text:style-name="P15">Aktif saat berada di lokasi sekolah &amp; ada jadwal</text:p>
        </text:list-item>
        <text:list-item>
          <text:p text:style-name="P15">Status: ✅ Hadir / 🕒 Telat / ❌ Alpa</text:p>
        </text:list-item>
      </text:list>
      <text:h text:style-name="Heading_20_3" text:outline-level="3">4. 📘 Jurnal Mengajar</text:h>
      <text:list text:style-name="L13">
        <text:list-item>
          <text:p text:style-name="P16">Kelas, Mapel</text:p>
        </text:list-item>
        <text:list-item>
          <text:p text:style-name="P16">Materi, Kendala, Solusi</text:p>
        </text:list-item>
      </text:list>
      <text:h text:style-name="Heading_20_3" text:outline-level="3">5. 📝 Pengajuan Izin</text:h>
      <text:list text:style-name="L14">
        <text:list-item>
          <text:p text:style-name="P17">Jenis, Tanggal, Alasan</text:p>
        </text:list-item>
        <text:list-item>
          <text:p text:style-name="P17">Status: ⏳ Menunggu / ✅ Diterima / ❌ Ditolak</text:p>
        </text:list-item>
      </text:list>
      <text:h text:style-name="Heading_20_3" text:outline-level="3">6. 📣 Pengumuman</text:h>
      <text:list text:style-name="L15">
        <text:list-item>
          <text:p text:style-name="P18">Menampilkan daftar pengumuman terbaru, terurut waktu</text:p>
        </text:list-item>
      </text:list>
      <text:h text:style-name="Heading_20_3" text:outline-level="3">7. 📳 Push Notification</text:h>
      <text:list text:style-name="L16">
        <text:list-item>
          <text:p text:style-name="P19">🔔 Pengingat kelas</text:p>
        </text:list-item>
        <text:list-item>
          <text:p text:style-name="P19">🔔 Status izin</text:p>
        </text:list-item>
        <text:list-item>
          <text:p text:style-name="P19">🔔 Pengumuman baru</text:p>
        </text:list-item>
        <text:list-item>
          <text:p text:style-name="P19">🔔 Pengingat jurnal</text:p>
        </text:list-item>
        <text:list-item>
          <text:p text:style-name="P19">🔔 Pengingat absen</text:p>
        </text:list-item>
      </text:list>
      <text:h text:style-name="Heading_20_3" text:outline-level="3">8. 💌 Pesan dari Admin</text:h>
      <text:list text:style-name="L17">
        <text:list-item>
          <text:p text:style-name="P20">Guru menerima pesan pribadi</text:p>
        </text:list-item>
        <text:list-item>
          <text:p text:style-name="P20">Tidak bisa membalas</text:p>
        </text:list-item>
        <text:list-item>
          <text:p text:style-name="P20">Setelah dibuka, status: <text:span text:style-name="Strong_20_Emphasis">Sudah Dibaca</text:span></text:p>
        </text:list-item>
        <text:list-item>
          <text:p text:style-name="P20">Ditampilkan sebagai notifikasi:</text:p>
          <text:list>
            <text:list-item>
              <text:p text:style-name="P20">📬 Judul</text:p>
            </text:list-item>
            <text:list-item>
              <text:p text:style-name="P20">🕒 Tanggal</text:p>
            </text:list-item>
            <text:list-item>
              <text:p text:style-name="P20">📖 Status: Belum/Sudah Dibaca</text:p>
            </text:list-item>
            <text:list-item>
              <text:p text:style-name="P20">📄 Isi pesan</text:p>
            </text:list-item>
          </text:list>
        </text:list-item>
      </text:list>
      <text:p text:style-name="Horizontal_20_Line"/>
      <text:h text:style-name="Heading_20_2" text:outline-level="2"><text:soft-page-break/>🗂️ <text:span text:style-name="Strong_20_Emphasis">Struktur Database PostgreSQL</text:span></text:h>
      <text:h text:style-name="Heading_20_3" text:outline-level="3">1. <text:span text:style-name="Source_20_Text">pengguna</text:span></text:h>
      <text:p text:style-name="Text_20_body">Login &amp; peran pengguna</text:p>
      <text:p text:style-name="P1"><text:span text:style-name="Source_20_Text">peran: 'admin' | 'guru'</text:span></text:p>
      <text:h text:style-name="Heading_20_3" text:outline-level="3">2. <text:span text:style-name="Source_20_Text">profil_guru</text:span></text:h>
      <text:p text:style-name="Text_20_body">Data lengkap guru, relasi ke <text:span text:style-name="Source_20_Text">pengguna</text:span></text:p>
      <text:h text:style-name="Heading_20_3" text:outline-level="3">3. <text:span text:style-name="Source_20_Text">kelas</text:span></text:h>
      <text:p text:style-name="Text_20_body">Data kelas, wali kelas, dan jumlah murid</text:p>
      <text:h text:style-name="Heading_20_3" text:outline-level="3">4. <text:span text:style-name="Source_20_Text">mata_pelajaran</text:span></text:h>
      <text:p text:style-name="Text_20_body">Daftar mapel</text:p>
      <text:h text:style-name="Heading_20_3" text:outline-level="3">5. <text:span text:style-name="Source_20_Text">jadwal_mengajar</text:span></text:h>
      <text:p text:style-name="Text_20_body">Jadwal personal guru</text:p>
      <text:p text:style-name="P1"><text:span text:style-name="Source_20_Text">hari_dalam_minggu: 1–7</text:span></text:p>
      <text:h text:style-name="Heading_20_3" text:outline-level="3">6. <text:span text:style-name="Source_20_Text">jurnal_mengajar</text:span></text:h>
      <text:p text:style-name="Text_20_body">Catatan pembelajaran: materi, kendala, solusi, kehadiran siswa</text:p>
      <text:h text:style-name="Heading_20_3" text:outline-level="3">7. <text:span text:style-name="Source_20_Text">kehadiran_guru</text:span></text:h>
      <text:p text:style-name="Text_20_body">Absensi harian guru: status, lokasi GPS, catatan</text:p>
      <text:h text:style-name="Heading_20_3" text:outline-level="3">8. <text:span text:style-name="Source_20_Text">pengumuman</text:span></text:h>
      <text:p text:style-name="Text_20_body">Informasi resmi dari admin</text:p>
      <text:h text:style-name="Heading_20_3" text:outline-level="3">9. <text:span text:style-name="Source_20_Text">permohonan_izin</text:span></text:h>
      <text:p text:style-name="Text_20_body">Data izin guru: jenis, tanggal, alasan, status</text:p>
      <text:h text:style-name="Heading_20_3" text:outline-level="3">10. <text:span text:style-name="Source_20_Text">pesan_admin</text:span></text:h>
      <text:p text:style-name="Text_20_body">Pesan pribadi dari admin ke guru</text:p>
      <text:h text:style-name="Heading_20_3" text:outline-level="3">11. <text:span text:style-name="Source_20_Text">notifikasi</text:span></text:h>
      <text:p text:style-name="Text_20_body">Sistem pemberitahuan untuk pengguna</text:p>
      <text:p text:style-name="Horizontal_20_Line"/>
      <text:p text:style-name="Text_20_body">Jika Anda ingin saya bantu buatkan <text:span text:style-name="Strong_20_Emphasis">UI mockup</text:span>, diagram alur, atau file dokumentasi PDF dari ini, tinggal beri tahu. Saya bisa bantu sempurnakan presentasi atau pengembangan aplikasinya juga.</text:p>
      <text:h text:style-name="Heading_20_3" text:outline-level="3"><text:soft-page-break/>🗂️ <text:span text:style-name="Strong_20_Emphasis">Struktur Database PostgreSQL</text:span></text:h>
      <text:h text:style-name="Heading_20_4" text:outline-level="4">1. <text:span text:style-name="Strong_20_Emphasis">pengguna</text:span> – Data login &amp; role</text:h>
      <text:p text:style-name="Preformatted_20_Text"><text:span text:style-name="Source_20_Text">create table pengguna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nama text unique not null,</text:span></text:p>
      <text:p text:style-name="Preformatted_20_Text"><text:span text:style-name="Source_20_Text"><text:s text:c="2"/>password_hash text not null,</text:span></text:p>
      <text:p text:style-name="Preformatted_20_Text"><text:span text:style-name="Source_20_Text"><text:s text:c="2"/>peran text not null check (peran in ('admin', 'guru')),</text:span></text:p>
      <text:p text:style-name="Preformatted_20_Text"><text:span text:style-name="Source_20_Text"><text:s text:c="2"/>terakhir_login timestamp with time zone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2. <text:span text:style-name="Strong_20_Emphasis">profil_guru</text:span> – Profil lengkap guru</text:h>
      <text:p text:style-name="Preformatted_20_Text"><text:span text:style-name="Source_20_Text">create table profil_guru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user_id uuid references pengguna(id) on delete cascade,</text:span></text:p>
      <text:p text:style-name="Preformatted_20_Text"><text:span text:style-name="Source_20_Text"><text:s text:c="2"/>nama_lengkap text not null,</text:span></text:p>
      <text:p text:style-name="Preformatted_20_Text"><text:span text:style-name="Source_20_Text"><text:s text:c="2"/>foto_url text,</text:span></text:p>
      <text:p text:style-name="Preformatted_20_Text"><text:span text:style-name="Source_20_Text"><text:s text:c="2"/>nomor_telepon text,</text:span></text:p>
      <text:p text:style-name="Preformatted_20_Text"><text:span text:style-name="Source_20_Text"><text:s text:c="2"/>jabatan text,</text:span></text:p>
      <text:p text:style-name="Preformatted_20_Text"><text:span text:style-name="Source_20_Text"><text:s text:c="2"/>asal_daerah text,</text:span></text:p>
      <text:p text:style-name="Preformatted_20_Text"><text:span text:style-name="Source_20_Text"><text:s text:c="2"/>alamat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3. <text:span text:style-name="Strong_20_Emphasis">kelas</text:span> – Info kelas &amp; wali kelas</text:h>
      <text:p text:style-name="Preformatted_20_Text"><text:span text:style-name="Source_20_Text">create table kelas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nama text not null,</text:span></text:p>
      <text:p text:style-name="Preformatted_20_Text"><text:span text:style-name="Source_20_Text"><text:s text:c="2"/>wali_kelas text,</text:span></text:p>
      <text:p text:style-name="Preformatted_20_Text"><text:span text:style-name="Source_20_Text"><text:s text:c="2"/>jumlah_murid integer,</text:span></text:p>
      <text:p text:style-name="Preformatted_20_Text"><text:span text:style-name="Source_20_Text"><text:s text:c="2"/>tahun_ajaran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4. <text:span text:style-name="Strong_20_Emphasis">mata_pelajaran</text:span></text:h>
      <text:p text:style-name="Preformatted_20_Text"><text:span text:style-name="Source_20_Text">create table mata_pelajaran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nama text not null,</text:span></text:p>
      <text:p text:style-name="Preformatted_20_Text"><text:span text:style-name="Source_20_Text"><text:s text:c="2"/>deskripsi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5. <text:span text:style-name="Strong_20_Emphasis">jadwal_mengajar</text:span> – Jadwal personal guru</text:h>
      <text:p text:style-name="Preformatted_20_Text"><text:span text:style-name="Source_20_Text">create table jadwal_mengajar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guru_id uuid references profil_guru(id) on delete cascade,</text:span></text:p>
      <text:p text:style-name="Preformatted_20_Text"><text:span text:style-name="Source_20_Text"><text:s text:c="2"/>mata_pelajaran_id uuid references mata_pelajaran(id) on delete set null,</text:span></text:p>
      <text:p text:style-name="Preformatted_20_Text"><text:span text:style-name="Source_20_Text"><text:s text:c="2"/>kelas_id uuid references kelas(id) on delete cascade,</text:span></text:p>
      <text:p text:style-name="Preformatted_20_Text"><text:span text:style-name="Source_20_Text"><text:s text:c="2"/>hari_dalam_minggu integer not null check (hari_dalam_minggu between 1 and 7),</text:span></text:p>
      <text:p text:style-name="Preformatted_20_Text"><text:span text:style-name="Source_20_Text"><text:s text:c="2"/>waktu_mulai time not null,</text:span></text:p>
      <text:p text:style-name="Preformatted_20_Text"><text:span text:style-name="Source_20_Text"><text:s text:c="2"/>waktu_selesai time not null,</text:span></text:p>
      <text:p text:style-name="Preformatted_20_Text"><text:soft-page-break/><text:span text:style-name="Source_20_Text"><text:s text:c="2"/>aktif boolean default true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6. <text:span text:style-name="Strong_20_Emphasis">jurnal_mengajar</text:span> – Catatan pembelajaran</text:h>
      <text:p text:style-name="Preformatted_20_Text"><text:span text:style-name="Source_20_Text">create table jurnal_mengajar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guru_id uuid references profil_guru(id) on delete cascade,</text:span></text:p>
      <text:p text:style-name="Preformatted_20_Text"><text:span text:style-name="Source_20_Text"><text:s text:c="2"/>jadwal_id uuid references jadwal_mengajar(id) on delete set null,</text:span></text:p>
      <text:p text:style-name="Preformatted_20_Text"><text:span text:style-name="Source_20_Text"><text:s text:c="2"/>tanggal date not null,</text:span></text:p>
      <text:p text:style-name="Preformatted_20_Text"><text:span text:style-name="Source_20_Text"><text:s text:c="2"/>materi_yang_dipelajari text,</text:span></text:p>
      <text:p text:style-name="Preformatted_20_Text"><text:span text:style-name="Source_20_Text"><text:s text:c="2"/>kendala text,</text:span></text:p>
      <text:p text:style-name="Preformatted_20_Text"><text:span text:style-name="Source_20_Text"><text:s text:c="2"/>solusi text,</text:span></text:p>
      <text:p text:style-name="Preformatted_20_Text"><text:span text:style-name="Source_20_Text"><text:s text:c="2"/>catatan text,</text:span></text:p>
      <text:p text:style-name="Preformatted_20_Text"><text:span text:style-name="Source_20_Text"><text:s text:c="2"/>total_siswa_hadir integer default 0,</text:span></text:p>
      <text:p text:style-name="Preformatted_20_Text"><text:span text:style-name="Source_20_Text"><text:s text:c="2"/>total_siswa_izin integer default 0,</text:span></text:p>
      <text:p text:style-name="Preformatted_20_Text"><text:span text:style-name="Source_20_Text"><text:s text:c="2"/>total_siswa_alpa integer default 0,</text:span></text:p>
      <text:p text:style-name="Preformatted_20_Text"><text:span text:style-name="Source_20_Text"><text:s text:c="2"/>siswa_izin text,</text:span></text:p>
      <text:p text:style-name="Preformatted_20_Text"><text:span text:style-name="Source_20_Text"><text:s text:c="2"/>siswa_alpa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7. <text:span text:style-name="Strong_20_Emphasis">kehadiran_guru</text:span> – Absensi guru</text:h>
      <text:p text:style-name="Preformatted_20_Text"><text:span text:style-name="Source_20_Text">create table kehadiran_guru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guru_id uuid references profil_guru(id) on delete cascade,</text:span></text:p>
      <text:p text:style-name="Preformatted_20_Text"><text:span text:style-name="Source_20_Text"><text:s text:c="2"/>jadwal_id uuid references jadwal_mengajar(id) on delete set null,</text:span></text:p>
      <text:p text:style-name="Preformatted_20_Text"><text:span text:style-name="Source_20_Text"><text:s text:c="2"/>tanggal date not null,</text:span></text:p>
      <text:p text:style-name="Preformatted_20_Text"><text:span text:style-name="Source_20_Text"><text:s text:c="2"/>status text check (status in ('hadir', 'terlambat', 'tidak_hadir', 'izin')),</text:span></text:p>
      <text:p text:style-name="Preformatted_20_Text"><text:span text:style-name="Source_20_Text"><text:s text:c="2"/>waktu_masuk timestamp with time zone,</text:span></text:p>
      <text:p text:style-name="Preformatted_20_Text"><text:span text:style-name="Source_20_Text"><text:s text:c="2"/>waktu_keluar timestamp with time zone,</text:span></text:p>
      <text:p text:style-name="Preformatted_20_Text"><text:span text:style-name="Source_20_Text"><text:s text:c="2"/>latitude double precision,</text:span></text:p>
      <text:p text:style-name="Preformatted_20_Text"><text:span text:style-name="Source_20_Text"><text:s text:c="2"/>longitude double precision,</text:span></text:p>
      <text:p text:style-name="Preformatted_20_Text"><text:span text:style-name="Source_20_Text"><text:s text:c="2"/>catatan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8. <text:span text:style-name="Strong_20_Emphasis">pengumuman</text:span> – Informasi dari admin</text:h>
      <text:p text:style-name="Preformatted_20_Text"><text:span text:style-name="Source_20_Text">create table pengumuman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admin_id uuid references pengguna(id) on delete set null,</text:span></text:p>
      <text:p text:style-name="Preformatted_20_Text"><text:span text:style-name="Source_20_Text"><text:s text:c="2"/>judul text not null,</text:span></text:p>
      <text:p text:style-name="Preformatted_20_Text"><text:span text:style-name="Source_20_Text"><text:s text:c="2"/>isi text not null,</text:span></text:p>
      <text:p text:style-name="Preformatted_20_Text"><text:span text:style-name="Source_20_Text"><text:s text:c="2"/>foto_url text,Sidigs</text:span></text:p>
      <text:p text:style-name="Preformatted_20_Text"><text:span text:style-name="Source_20_Text"><text:s text:c="2"/>aktif boolean default true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9. <text:span text:style-name="Strong_20_Emphasis">permohonan_izin</text:span> – Izin guru</text:h>
      <text:p text:style-name="Preformatted_20_Text"><text:span text:style-name="Source_20_Text">create table permohonan_izin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guru_id uuid references profil_guru(id) on delete cascade,</text:span></text:p>
      <text:p text:style-name="Preformatted_20_Text"><text:span text:style-name="Source_20_Text"><text:s text:c="2"/>jenis_izin text not null,</text:span></text:p>
      <text:p text:style-name="Preformatted_20_Text"><text:span text:style-name="Source_20_Text"><text:s text:c="2"/>tanggal_mulai date not null,</text:span></text:p>
      <text:p text:style-name="Preformatted_20_Text"><text:soft-page-break/><text:span text:style-name="Source_20_Text"><text:s text:c="2"/>tanggal_selesai date not null,</text:span></text:p>
      <text:p text:style-name="Preformatted_20_Text"><text:span text:style-name="Source_20_Text"><text:s text:c="2"/>alasan text not null,</text:span></text:p>
      <text:p text:style-name="Preformatted_20_Text"><text:span text:style-name="Source_20_Text"><text:s text:c="2"/>status text default 'menunggu' check (status in ('menunggu', 'disetujui', 'ditolak')),</text:span></text:p>
      <text:p text:style-name="Preformatted_20_Text"><text:span text:style-name="Source_20_Text"><text:s text:c="2"/>catatan_admin text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perbarui_pada timestamp with time zone default now()</text:span></text:p>
      <text:p text:style-name="P1"><text:span text:style-name="Source_20_Text">);</text:span></text:p>
      <text:h text:style-name="Heading_20_4" text:outline-level="4">10. <text:span text:style-name="Strong_20_Emphasis">pesan_admin</text:span> – Pesan dari admin kepada guru</text:h>
      <text:p text:style-name="Preformatted_20_Text"><text:span text:style-name="Source_20_Text">create table pesan_admin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pengirim_id uuid references pengguna(id) on delete set null,</text:span></text:p>
      <text:p text:style-name="Preformatted_20_Text"><text:span text:style-name="Source_20_Text"><text:s text:c="2"/>penerima_id uuid references pengguna(id) on delete cascade,</text:span></text:p>
      <text:p text:style-name="Preformatted_20_Text"><text:span text:style-name="Source_20_Text"><text:s text:c="2"/>judul text not null,</text:span></text:p>
      <text:p text:style-name="Preformatted_20_Text"><text:span text:style-name="Source_20_Text"><text:s text:c="2"/>isi text not null,</text:span></text:p>
      <text:p text:style-name="Preformatted_20_Text"><text:span text:style-name="Source_20_Text"><text:s text:c="2"/>sudah_dibaca boolean default false,</text:span></text:p>
      <text:p text:style-name="Preformatted_20_Text"><text:span text:style-name="Source_20_Text"><text:s text:c="2"/>dibuat_pada timestamp with time zone default now(),</text:span></text:p>
      <text:p text:style-name="Preformatted_20_Text"><text:span text:style-name="Source_20_Text"><text:s text:c="2"/>dibaca_pada timestamp with time zone</text:span></text:p>
      <text:p text:style-name="P1"><text:span text:style-name="Source_20_Text">);</text:span></text:p>
      <text:h text:style-name="Heading_20_4" text:outline-level="4">11. <text:span text:style-name="Strong_20_Emphasis">notifikasi</text:span> – Sistem pemberitahuan</text:h>
      <text:p text:style-name="Preformatted_20_Text"><text:span text:style-name="Source_20_Text">create table notifikasi (</text:span></text:p>
      <text:p text:style-name="Preformatted_20_Text"><text:span text:style-name="Source_20_Text"><text:s text:c="2"/>id uuid primary key default extensions.uuid_generate_v4(),</text:span></text:p>
      <text:p text:style-name="Preformatted_20_Text"><text:span text:style-name="Source_20_Text"><text:s text:c="2"/>user_id uuid references pengguna(id) on delete cascade,</text:span></text:p>
      <text:p text:style-name="Preformatted_20_Text"><text:span text:style-name="Source_20_Text"><text:s text:c="2"/>judul text not null,</text:span></text:p>
      <text:p text:style-name="Preformatted_20_Text"><text:span text:style-name="Source_20_Text"><text:s text:c="2"/>pesan text not null,</text:span></text:p>
      <text:p text:style-name="Preformatted_20_Text"><text:span text:style-name="Source_20_Text"><text:s text:c="2"/>jenis text not null,</text:span></text:p>
      <text:p text:style-name="Preformatted_20_Text"><text:span text:style-name="Source_20_Text"><text:s text:c="2"/>sudah_dibaca boolean default false,</text:span></text:p>
      <text:p text:style-name="Preformatted_20_Text"><text:span text:style-name="Source_20_Text"><text:s text:c="2"/>id_terkait text,</text:span></text:p>
      <text:p text:style-name="Preformatted_20_Text"><text:span text:style-name="Source_20_Text"><text:s text:c="2"/>dibuat_pada timestamp with time zone default now()</text:span></text:p>
      <text:p text:style-name="P1"><text:span text:style-name="Source_20_Text">);</text:span></text:p>
      <text:p text:style-name="Horizontal_20_Line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20:18:02.511153482</meta:creation-date>
    <dc:date>2025-05-15T02:41:12.070526776</dc:date>
    <meta:editing-duration>PT4H36M15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7" meta:paragraph-count="230" meta:word-count="1159" meta:character-count="7882" meta:non-whitespace-character-count="6785"/>
  </office:meta>
</office:document-meta>
</file>